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TitleStyle">PROJECT: KALPA 2035</text:p>
      <text:p text:style-name="SubtitleStyle">A Kalpa in Motion. From Code to Cosmos.</text:p>
      <text:p text:style-name="BodyStyle"/>
      <text:p text:style-name="BodyStyle">Kalpa 2035 is the masterplan of RKLS Universe – a vision to expand technology, purpose, and impact through nine evolving companies founded by Madhu Krishna. From the roots of struggle to the heights of global influence, this is a mission shaped in silence, driven by fire, and built for generations.</text:p>
      <text:p text:style-name="BodyStyle"/>
      <text:p text:style-name="HeaderStyle">SREEIS RKLS LLP</text:p>
      <text:p text:style-name="BodyStyle">Flagship for TradeSphere Global – simplifying UK/EU tariffs and global trade automation.</text:p>
      <text:p text:style-name="BodyStyle"/>
      <text:p text:style-name="HeaderStyle">KrisLynx LLP</text:p>
      <text:p text:style-name="BodyStyle">AI/IT company behind SelfMate and FearLink, igniting tomorrow’s tech solutions.</text:p>
      <text:p text:style-name="BodyStyle"/>
      <text:p text:style-name="HeaderStyle">RKLS Groups Pvt. Ltd.</text:p>
      <text:p text:style-name="BodyStyle">Parent umbrella company driving governance, control, and expansion.</text:p>
      <text:p text:style-name="BodyStyle"/>
      <text:p text:style-name="HeaderStyle">Yours Home Trust</text:p>
      <text:p text:style-name="BodyStyle">Heart-driven non-profit focused on upliftment, education, and shelter.</text:p>
      <text:p text:style-name="BodyStyle"/>
      <text:p text:style-name="HeaderStyle">Laxmi Textiles</text:p>
      <text:p text:style-name="BodyStyle">Empowering rural India through traditional textile manufacturing.</text:p>
      <text:p text:style-name="BodyStyle"/>
      <text:p text:style-name="HeaderStyle">KRK Fashions</text:p>
      <text:p text:style-name="BodyStyle">A global fashion identity blending heritage and innovation.</text:p>
      <text:p text:style-name="BodyStyle"/>
      <text:p text:style-name="HeaderStyle">RKLS InfraLynx</text:p>
      <text:p text:style-name="BodyStyle">Redefining infrastructure, smart logistics, and mobility across India.</text:p>
      <text:p text:style-name="BodyStyle"/>
      <text:p text:style-name="HeaderStyle">RKLS EduDominion</text:p>
      <text:p text:style-name="BodyStyle">Modern schooling and educational systems rooted in holistic learning.</text:p>
      <text:p text:style-name="BodyStyle"/>
      <text:p text:style-name="HeaderStyle">FearLink</text:p>
      <text:p text:style-name="BodyStyle">World’s first fear-detection AI wearable system for personal safety and wellness.</text:p>
      <text:p text:style-name="BodyStyle"/>
      <text:p text:style-name="HeaderStyle">Timeline: The 3-Phase Vision</text:p>
      <text:p text:style-name="BodyStyle">RKLS Universe shall rise across three waves:
- By 2025: Establish solid product foundations (TradeSphere, FearLink, EduDominion).
- By 2030: Expand across India and begin global traction (Middle East, UK, EU).
- By 2035: Cement RKLS as a universal symbol of intelligent systems, safety, and solutions.

A Kalpa is not just a timeline, it’s a transformation.
This is not a startup story – it’s a legend in progress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Style" style:family="paragraph" style:display-name="TitleStyle">
      <style:text-properties fo:font-size="20pt" fo:font-weight="bold" fo:color="#1E3A8A"/>
    </style:style>
    <style:style style:name="SubtitleStyle" style:family="paragraph" style:display-name="SubtitleStyle">
      <style:text-properties fo:font-size="14pt" fo:font-weight="bold" fo:color="#2563EB"/>
    </style:style>
    <style:style style:name="BodyStyle" style:family="paragraph" style:display-name="BodyStyle">
      <style:text-properties fo:font-size="11pt"/>
      <style:paragraph-properties fo:margin-bottom="0.2cm"/>
    </style:style>
    <style:style style:name="HeaderStyle" style:family="paragraph" style:display-name="HeaderStyle">
      <style:text-properties fo:font-size="13pt" fo:font-weight="bold" fo:color="#0F172A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